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1" style:family="table-row">
      <style:table-row-properties style:min-row-height="24.222cm"/>
    </style:style>
    <style:style style:name="Table1.A1" style:family="table-cell">
      <style:table-cell-properties fo:padding="0.097cm" fo:border="0.002cm solid #000000"/>
    </style:style>
    <style:style style:name="P1" style:family="paragraph" style:parent-style-name="Preformatted_20_Text">
      <style:text-properties fo:color="#000000" style:font-name="Bitstream Vera Sans Mono" fo:font-size="10pt" style:font-size-asian="10pt" style:font-size-complex="10pt"/>
    </style:style>
    <style:style style:name="P2" style:family="paragraph" style:parent-style-name="Preformatted_20_Text">
      <style:text-properties fo:font-variant="normal" fo:text-transform="none" fo:color="#000000" style:font-name="Bitstream Vera Sans Mono" fo:font-size="10pt" fo:background-color="#ffffff" style:font-size-asian="10pt" style:font-size-complex="10pt"/>
    </style:style>
    <style:style style:name="P3" style:family="paragraph" style:parent-style-name="Preformatted_20_Text">
      <style:text-properties fo:font-variant="normal" fo:text-transform="none" fo:color="#000000" style:font-name="Bitstream Vera Sans Mono" fo:font-size="10pt" fo:font-style="normal" fo:background-color="#ffffff" style:font-size-asian="10pt" style:font-size-complex="10pt"/>
    </style:style>
    <style:style style:name="P4" style:family="paragraph" style:parent-style-name="Preformatted_20_Text">
      <style:paragraph-properties fo:margin-top="0cm" fo:margin-bottom="0.499cm"/>
      <style:text-properties fo:color="#000000" style:font-name="Bitstream Vera Sans Mono" fo:font-size="10pt" style:font-name-asian="Courier New" style:font-size-asian="10pt" style:font-name-complex="Courier New" style:font-size-complex="10pt"/>
    </style:style>
    <style:style style:name="P5" style:family="paragraph" style:parent-style-name="Preformatted_20_Text">
      <style:paragraph-properties fo:margin-top="0cm" fo:margin-bottom="0.499cm"/>
      <style:text-properties fo:color="#000000" style:font-name="Bitstream Vera Sans Mono" fo:font-size="8pt" fo:font-weight="bold" style:font-name-asian="Courier New" style:font-size-asian="8pt" style:font-name-complex="Courier New" style:font-size-complex="8pt"/>
    </style:style>
    <style:style style:name="P6" style:family="paragraph" style:parent-style-name="Preformatted_20_Text">
      <style:text-properties fo:color="#000000" style:font-name="Bitstream Vera Sans Mono" fo:font-size="8pt" style:font-size-asian="8pt" style:font-size-complex="8pt"/>
    </style:style>
    <style:style style:name="T1" style:family="text">
      <style:text-properties fo:font-variant="normal" fo:text-transform="none" fo:background-color="#ffffff"/>
    </style:style>
    <style:style style:name="T2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"><text:s/>1: </text:span>#include &lt;stdio<text:span text:style-name="T2">.</text:span>h&gt;</text:p>
            <text:p text:style-name="P2"><text:s/>2: </text:p>
            <text:p text:style-name="P1"><text:span text:style-name="T1"><text:s/>3: </text:span><text:span text:style-name="T2">void</text:span> entrada <text:span text:style-name="T2">(int</text:span> *mtx<text:span text:style-name="T2">)</text:span> <text:span text:style-name="T2">{</text:span></text:p>
            <text:p text:style-name="P2"><text:s/>4: </text:p>
            <text:p text:style-name="P1"><text:span text:style-name="T1"><text:s/>5: </text:span><text:s text:c="4"/><text:span text:style-name="T2">int</text:span> i<text:span text:style-name="T2">;</text:span></text:p>
            <text:p text:style-name="P2"><text:s/>6: </text:p>
            <text:p text:style-name="P1"><text:span text:style-name="T1"><text:s/>7: </text:span><text:s text:c="4"/><text:span text:style-name="T2">for</text:span> <text:span text:style-name="T2">(</text:span>i=0<text:span text:style-name="T2">;</text:span>i&lt;81<text:span text:style-name="T2">;</text:span>i++<text:span text:style-name="T2">){</text:span></text:p>
            <text:p text:style-name="P1"><text:span text:style-name="T1"><text:s/>8: </text:span><text:s text:c="13"/>scanf<text:span text:style-name="T2">(</text:span>"%d"<text:span text:style-name="T2">,</text:span> &amp;*<text:span text:style-name="T2">(</text:span>mtx+i<text:span text:style-name="T2">));</text:span></text:p>
            <text:p text:style-name="P1"><text:span text:style-name="T1"><text:s/>9: </text:span><text:s text:c="4"/><text:span text:style-name="T2">}</text:span></text:p>
            <text:p text:style-name="P3">10: </text:p>
            <text:p text:style-name="P1"><text:span text:style-name="T1">11: </text:span><text:span text:style-name="T2">}</text:span></text:p>
            <text:p text:style-name="P3">12: </text:p>
            <text:p text:style-name="P1"><text:span text:style-name="T1">13: </text:span><text:span text:style-name="T2">void</text:span> saidaSemFormato<text:span text:style-name="T2">(int</text:span> *mtx<text:span text:style-name="T2">){</text:span></text:p>
            <text:p text:style-name="P3">14: </text:p>
            <text:p text:style-name="P1"><text:span text:style-name="T1">15: </text:span><text:s text:c="4"/><text:span text:style-name="T2">int</text:span> x<text:span text:style-name="T2">,</text:span> y=0<text:span text:style-name="T2">;</text:span></text:p>
            <text:p text:style-name="P3">16: </text:p>
            <text:p text:style-name="P1"><text:span text:style-name="T1">17: </text:span><text:s text:c="4"/>printf<text:span text:style-name="T2">(</text:span>"\n"<text:span text:style-name="T2">);</text:span></text:p>
            <text:p text:style-name="P1"><text:span text:style-name="T1">18: </text:span><text:s text:c="4"/><text:span text:style-name="T2">for</text:span> <text:span text:style-name="T2">(</text:span>x=0<text:span text:style-name="T2">;</text:span>x&lt;81<text:span text:style-name="T2">;</text:span>x++<text:span text:style-name="T2">)</text:span> <text:span text:style-name="T2">{</text:span></text:p>
            <text:p text:style-name="P1"><text:span text:style-name="T1">19: </text:span><text:s text:c="12"/>y++<text:span text:style-name="T2">;</text:span></text:p>
            <text:p text:style-name="P1"><text:span text:style-name="T1">20: </text:span><text:s text:c="12"/>printf <text:span text:style-name="T2">(</text:span>"%d "<text:span text:style-name="T2">,</text:span> *<text:span text:style-name="T2">(</text:span>mtx+x<text:span text:style-name="T2">)</text:span> <text:span text:style-name="T2">);</text:span></text:p>
            <text:p text:style-name="P1"><text:span text:style-name="T1">21: </text:span><text:s text:c="12"/><text:span text:style-name="T2">if(</text:span>y==9<text:span text:style-name="T2">)</text:span> <text:span text:style-name="T2">{</text:span></text:p>
            <text:p text:style-name="P1"><text:span text:style-name="T1">22: </text:span><text:s text:c="20"/>printf<text:span text:style-name="T2">(</text:span>"\n"<text:span text:style-name="T2">);</text:span></text:p>
            <text:p text:style-name="P1"><text:span text:style-name="T1">23: </text:span><text:s text:c="20"/>y=0<text:span text:style-name="T2">;</text:span></text:p>
            <text:p text:style-name="P1"><text:span text:style-name="T1">24: </text:span><text:s text:c="12"/><text:span text:style-name="T2">}</text:span></text:p>
            <text:p text:style-name="P1"><text:span text:style-name="T1">25: </text:span><text:s text:c="4"/><text:span text:style-name="T2">}</text:span></text:p>
            <text:p text:style-name="P1"><text:span text:style-name="T1">26: </text:span><text:s text:c="4"/>printf<text:span text:style-name="T2">(</text:span>"\n"<text:span text:style-name="T2">);</text:span></text:p>
            <text:p text:style-name="P4"><text:span text:style-name="T1">27: </text:span><text:span text:style-name="T2">}</text:span></text:p>
            <text:p text:style-name="P5"/>
            <text:p text:style-name="P5"/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Bitstream Vera Sans" fo:font-size="8pt" style:font-size-asian="8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<text:title>Trabalho Prático I - AEDSIII</text:title><text:tab/><text:tab/><text:subject>Anexo 2 - io.c</text:subjec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Trabalho Prático I - AEDSIII</dc:title>
    <dc:subject>Anexo 2 - io.c</dc:subject>
    <meta:initial-creator>Gustavo Campos</meta:initial-creator>
    <meta:creation-date>2006-10-11T01:29:33</meta:creation-date>
    <dc:creator>Gustavo Campos</dc:creator>
    <dc:date>2006-10-11T01:44:31</dc:date>
    <dc:language>en-US</dc:language>
    <meta:editing-cycles>5</meta:editing-cycles>
    <meta:editing-duration>PT7M4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28" meta:word-count="75" meta:character-count="486"/>
  </office:meta>
</office:document-meta>
</file>